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 Vu Sans Mono', 'Bitstream Vera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931" officeooo:paragraph-rsid="000eb931"/>
    </style:style>
    <style:style style:name="P2" style:family="paragraph" style:parent-style-name="Standard">
      <style:text-properties officeooo:rsid="000ef53d" officeooo:paragraph-rsid="000ef53d"/>
    </style:style>
    <style:style style:name="P3" style:family="paragraph" style:parent-style-name="Standard">
      <style:text-properties officeooo:paragraph-rsid="0012e881"/>
    </style:style>
    <style:style style:name="P4" style:family="paragraph" style:parent-style-name="Standard">
      <style:text-properties officeooo:rsid="001305fe" officeooo:paragraph-rsid="001305fe"/>
    </style:style>
    <style:style style:name="P5" style:family="paragraph" style:parent-style-name="Standard">
      <style:text-properties officeooo:rsid="00164f53" officeooo:paragraph-rsid="00164f53"/>
    </style:style>
    <style:style style:name="P6" style:family="paragraph" style:parent-style-name="Standard">
      <style:text-properties officeooo:rsid="001ec168" officeooo:paragraph-rsid="001ec168"/>
    </style:style>
    <style:style style:name="T1" style:family="text">
      <style:text-properties officeooo:rsid="0010bbf0"/>
    </style:style>
    <style:style style:name="T2" style:family="text">
      <style:text-properties officeooo:rsid="0012e881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4" style:family="text">
      <style:text-properties officeooo:rsid="001ec01f"/>
    </style:style>
    <style:style style:name="T5" style:family="text">
      <style:text-properties officeooo:rsid="00201ef0"/>
    </style:style>
    <style:style style:name="T6" style:family="text">
      <style:text-properties officeooo:rsid="00328acf"/>
    </style:style>
    <style:style style:name="T7" style:family="text">
      <style:text-properties officeooo:rsid="0041eae4"/>
    </style:style>
    <style:style style:name="T8" style:family="text">
      <style:text-properties officeooo:rsid="00478efa"/>
    </style:style>
    <style:style style:name="T9" style:family="text">
      <style:text-properties officeooo:rsid="004c0644"/>
    </style:style>
    <style:style style:name="T10" style:family="text">
      <style:text-properties officeooo:rsid="005529f5"/>
    </style:style>
    <style:style style:name="T11" style:family="text">
      <style:text-properties officeooo:rsid="0058e95b"/>
    </style:style>
    <style:style style:name="T12" style:family="text">
      <style:text-properties officeooo:rsid="005c41bb"/>
    </style:style>
    <style:style style:name="T13" style:family="text">
      <style:text-properties officeooo:rsid="0062cd0d"/>
    </style:style>
    <style:style style:name="T14" style:family="text">
      <style:text-properties officeooo:rsid="006842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om http://llvm.org/docs/LangRef.html</text:p>
      <text:p text:style-name="P3"/>
      <text:p text:style-name="P3"><text:span text:style-name="T2">* identifiers: </text:span><text:span text:style-name="T3">[%@][-a-zA-Z$._][-a-zA-Z$._0-9]*</text:span></text:p>
      <text:p text:style-name="P1">* @ global identifiers</text:p>
      <text:p text:style-name="P1">* % local identifiers</text:p>
      <text:p text:style-name="P1"/>
      <text:p text:style-name="P1"><text:span text:style-name="T1">* unnamed values: </text:span>%<text:span text:style-name="T1">[-._0-9]* // ex) %12, @2, %44 // unnamed temporaries are numbered sequentially. Using per-function incrementing counter, starting from 0</text:span></text:p>
      <text:p text:style-name="P1"/>
      <text:p text:style-name="P2">* escape letter: \xx // with xx ASCII hexadecimal</text:p>
      <text:p text:style-name="P5">* comments: ;[comments]</text:p>
      <text:p text:style-name="P5"/>
      <text:p text:style-name="P5">* <text:span text:style-name="T4">linkage types</text:span></text:p>
      <text:p text:style-name="P6">- private: within module</text:p>
      <text:p text:style-name="P6">- internal: <text:span text:style-name="T5">within module, local symbol (static of C)</text:span></text:p>
      <text:p text:style-name="P6">- <text:span text:style-name="T5">available_externally: outside module // allows inlining, optimization // allowed to discard this linkage at will // allowed on definitions not declaration</text:span></text:p>
      <text:p text:style-name="P6">- <text:span text:style-name="T6">linkonce: merged with other globals with same name // discarded if unreferenced // no inlining (definition is not clear within a module)</text:span></text:p>
      <text:p text:style-name="P6">- <text:span text:style-name="T7">linkonce_odr: allows inlining</text:span></text:p>
      <text:p text:style-name="P6">- <text:span text:style-name="T8">weak: semantic alike linkonce // won’t be discarded (weak of C)</text:span></text:p>
      <text:p text:style-name="P6">- <text:span text:style-name="T12">weak_odr: Only Definition Rule in such as C++, only equivalent globals merge</text:span></text:p>
      <text:p text:style-name="P6">- <text:span text:style-name="T9">common: most similar to weak // must have a zero initializer <text:s/>// functions and aliases don’t have common linkage (int x; of C)</text:span></text:p>
      <text:p text:style-name="P6">- <text:span text:style-name="T10">appending: for global vars &amp; pointer to array type // appends together when linked // for special vars like llvm.global_ctors (?)</text:span></text:p>
      <text:p text:style-name="P6">- <text:span text:style-name="T11">extern_weak: weak until linked // when unlinked, becomes null instead of being undefined</text:span></text:p>
      <text:p text:style-name="P6">- <text:span text:style-name="T13">external: externally referencible</text:span></text:p>
      <text:p text:style-name="P6"/>
      <text:p text:style-name="P6">*<text:span text:style-name="T14">calling conventions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Deja Vu Sans Mono', 'Bitstream Vera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10:10.463977143</meta:creation-date>
    <meta:generator>LibreOffice/5.1.6.2$Linux_X86_64 LibreOffice_project/10m0$Build-2</meta:generator>
    <dc:date>2018-04-11T21:08:07.716791703</dc:date>
    <meta:editing-duration>PT57M22S</meta:editing-duration>
    <meta:editing-cycles>76</meta:editing-cycles>
    <meta:document-statistic meta:table-count="0" meta:image-count="0" meta:object-count="0" meta:page-count="1" meta:paragraph-count="20" meta:word-count="203" meta:character-count="1319" meta:non-whitespace-character-count="1135"/>
  </office:meta>
</office:document-meta>
</file>